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Kevin King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/12/2016</text:date>, <text:time>18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4M8S</meta:editing-duration>
    <meta:editing-cycles>32</meta:editing-cycles>
    <meta:generator>OpenOffice/4.1.2$Win32 OpenOffice.org_project/412m3$Build-9782</meta:generator>
    <dc:date>2016-12-14T18:00:12.61</dc:date>
    <dc:creator>Matt 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